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P2"/>
      <text:p text:style-name="Normal">30</text:p>
      <text:p text:style-name="Normal"/>
      <text:p text:style-name="P3">What gender are you?</text:p>
      <text:p text:style-name="Normal"/>
      <text:p text:style-name="Normal">Male</text:p>
      <text:p text:style-name="Normal"/>
      <text:p text:style-name="P4">What did you like about the game?</text:p>
      <text:p text:style-name="Normal">I liked its simplicity.</text:p>
      <text:p text:style-name="Normal"/>
      <text:p text:style-name="P5">What did you dislike about the game?</text:p>
      <text:p text:style-name="P6"/>
      <text:p text:style-name="Normal">The ships dropping bombs being unavoidable.</text:p>
      <text:p text:style-name="Normal"/>
      <text:p text:style-name="P7">How do you think the game could be improved?</text:p>
      <text:p text:style-name="P8"/>
      <text:p text:style-name="Normal">Fix that, and also add sound sound effects. Maybe some background music to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4T22:24:00Z</meta:creation-date>
    <dc:date>2018-04-24T22:33:00Z</dc:date>
    <meta:template xlink:href="Normal.dotm" xlink:type="simple"/>
    <meta:editing-cycles>2</meta:editing-cycles>
    <meta:editing-duration>PT540S</meta:editing-duration>
    <meta:document-statistic meta:page-count="1" meta:paragraph-count="1" meta:word-count="47" meta:character-count="315" meta:row-count="2" meta:non-whitespace-character-count="269"/>
  </office:meta>
</office:document-meta>
</file>